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AMPI QUISPE EV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21854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31772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PI QUISPE EV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21854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31772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OYZUETA JURADO DAVID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8015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521854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12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2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09/2021</text:p>
          </table:table-cell>
          <table:table-cell table:style-name="Tabla2.A3" office:value-type="string">
            <text:p text:style-name="P22">237071</text:p>
          </table:table-cell>
          <table:table-cell table:style-name="Tabla2.D3" office:value-type="string">
            <text:p text:style-name="P23">82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9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2:53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